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500e"/>
    </style:style>
    <style:style style:name="P2" style:family="paragraph" style:parent-style-name="Standard">
      <style:paragraph-properties fo:text-align="center" style:justify-single-word="false"/>
      <style:text-properties officeooo:paragraph-rsid="0015500e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5500e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5500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500e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5500e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5500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5adb9"/>
    </style:style>
    <style:style style:name="T5" style:family="text">
      <style:text-properties officeooo:rsid="000c8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.04" style:data-style-name="N0">2.04</text:variable-set>: The Kinematic Equations</text:p>
      <text:p text:style-name="P3"/>
      <text:list xml:id="list1527700576979848272" text:style-name="L1">
        <text:list-item>
          <text:p text:style-name="P5"><text:span text:style-name="T3">You are in a plane that is taking off. <text:s/>It star</text:span><text:span text:style-name="T4">t</text:span><text:span text:style-name="T3">s from a stop and accelerates at a rate of 5 m/s</text:span><text:span text:style-name="T1">2</text:span><text:span text:style-name="T3"> until it leaves the ground 67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73644648536720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644964392501" text:continue-numbering="true" text:style-name="L1">
        <text:list-item>
          <text:p text:style-name="P5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6">How far will the cart travel in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644470946442" text:continue-numbering="true" text:style-name="L1">
        <text:list-item>
          <text:list>
            <text:list-item>
              <text:p text:style-name="P6">What is the final velocity of the cart after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3644946365248" text:continue-numbering="true" text:style-name="L1">
        <text:list-item>
          <text:p text:style-name="P6"><text:s/>A major league pitcher can cause a baseball to go from 0 m/s to 42 m/s over the distance of 1.2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3644911626333" text:continue-numbering="true" text:style-name="L1">
        <text:list-item>
          <text:list>
            <text:list-item>
              <text:p text:style-name="P6">How long does it take the pitcher to throw the ball <text:span text:style-name="T5">(</text:span>from when he <text:span text:style-name="T5">starts to throw</text:span> until the ball leaves his hand<text:span text:style-name="T5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644923376008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10 minutes later, Discovery is traveling 7.8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644999048789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3645363832151" text:continue-numbering="true" text:style-name="L1">
        <text:list-item>
          <text:p text:style-name="P6"><text:s/><text:span text:style-name="T5">Kirk and McCoy step off the edge of a 50-m high cliff on an alien planet. <text:s/>If gravity causes them to accelerate at 2.3 m/s</text:span><text:span text:style-name="T2">2</text:span><text:span text:style-name="T5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3645012579852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3644887963083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 m/s<text:span text:style-name="T1">2</text:span>. <text:s/>If the man can run at a speed of 12 m/s, what is the longest amount of time he can spend reading his text message and still catch the stroller?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4-09-18T07:36:43.991232463" text:date-adjust="PT24H00M00S">09/19/14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505859458</meta:creation-date>
    <meta:editing-duration>P0D</meta:editing-duration>
    <meta:editing-cycles>3</meta:editing-cycles>
    <meta:generator>LibreOffice/4.2.6.2$Linux_X86_64 LibreOffice_project/420$Build-2</meta:generator>
    <meta:initial-creator>Jonas Williamson</meta:initial-creator>
    <dc:date>2014-09-18T07:36:43.952193551</dc:date>
    <dc:creator>Jonas Williamson</dc:creator>
    <meta:document-statistic meta:table-count="0" meta:image-count="2" meta:object-count="0" meta:page-count="2" meta:paragraph-count="19" meta:word-count="332" meta:character-count="1754" meta:non-whitespace-character-count="1408"/>
  </office:meta>
</office:document-meta>
</file>